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:</text:p>
      <text:p text:style-name="Standard">Solution:</text:p>
      <text:p text:style-name="Standard">STEP 1: START</text:p>
      <text:p text:style-name="Standard">STEP 2: LET SUM=0</text:p>
      <text:p text:style-name="Standard">STEP 3: START A LOOP WHICH RUNS UNTIL AN INTEGER VARIABLE I&lt;=50</text:p>
      <text:p text:style-name="Standard">STEP4: PUT SUM = SUM +I</text:p>
      <text:p text:style-name="Standard">STEP 5: STOP LOOP </text:p>
      <text:p text:style-name="Standard">STEP 6: PRINT SUM</text:p>
      <text:p text:style-name="Standard">STEP 7:STOP</text:p>
      <text:p text:style-name="Standard"/>
      <text:p text:style-name="Standard">Question 4:</text:p>
      <text:p text:style-name="Standard">Solution:</text:p>
      <text:p text:style-name="Standard">STEP 1: START</text:p>
      <text:p text:style-name="Standard">STEP 2: INPUT A,B,C</text:p>
      <text:p text:style-name="Standard">STEP 3:LET SUM=A+B+C</text:p>
      <text:p text:style-name="Standard">STEP4: LET AVG=SUM/3</text:p>
      <text:p text:style-name="Standard">STEP 5: PRINT AVG</text:p>
      <text:p text:style-name="Standard">STEP 6: STOP</text:p>
      <text:p text:style-name="Standard"/>
      <text:p text:style-name="Standard">Question 5:</text:p>
      <text:p text:style-name="Standard">Solution:</text:p>
      <text:p text:style-name="Standard">STEP 1: START</text:p>
      <text:p text:style-name="Standard">STEP 2: INTPUT HRS</text:p>
      <text:p text:style-name="Standard">STEP3: LET RATE_HRS=1000</text:p>
      <text:p text:style-name="Standard">STEP 4: LET PAY=0</text:p>
      <text:p text:style-name="Standard">STEP5: PAY=HRS*RATE_HRS</text:p>
      <text:p text:style-name="Standard">STEP 6: PRINT PAY</text:p>
      <text:p text:style-name="Standard">STEP 7: STOP</text:p>
      <text:p text:style-name="Standard"/>
      <text:p text:style-name="Standard">Question 7:</text:p>
      <text:p text:style-name="Standard">Solution:</text:p>
      <text:p text:style-name="Standard">STEP 1: START</text:p>
      <text:p text:style-name="Standard">STEP 2: INPUT NUM</text:p>
      <text:p text:style-name="Standard">STEP 3: IF(NUM%2==0)</text:p>
      <text:p text:style-name="Standard">STEP 4: PRINT (“EVEN”)</text:p>
      <text:p text:style-name="Standard">STEP 5: ELSE PRINT (“ODD”)</text:p>
      <text:p text:style-name="Standard">STEP 6: STO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ishq Agarwal</meta:initial-creator>
    <meta:creation-date>2021-11-08T10:05:59.45</meta:creation-date>
    <meta:document-statistic meta:table-count="0" meta:image-count="0" meta:object-count="0" meta:page-count="1" meta:paragraph-count="34" meta:word-count="112" meta:character-count="577"/>
    <dc:date>2021-11-08T10:13:46.23</dc:date>
    <dc:creator>Tanishq Agarwal</dc:creator>
    <meta:editing-duration>PT7M51S</meta:editing-duration>
    <meta:editing-cycles>1</meta:editing-cycles>
    <meta:generator>OpenOffice/4.0.1$Win32 OpenOffice.org_project/401m5$Build-9714</meta:generator>
  </office:meta>
</office:document-meta>
</file>